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64f" officeooo:paragraph-rsid="0014564f"/>
    </style:style>
    <style:style style:name="P2" style:family="paragraph" style:parent-style-name="Standard">
      <style:text-properties officeooo:rsid="0015a98a" officeooo:paragraph-rsid="0015a98a"/>
    </style:style>
    <style:style style:name="P3" style:family="paragraph" style:parent-style-name="Standard">
      <style:text-properties officeooo:rsid="0016b8ce" officeooo:paragraph-rsid="0016b8ce"/>
    </style:style>
    <style:style style:name="P4" style:family="paragraph" style:parent-style-name="Standard">
      <style:text-properties officeooo:rsid="00175a2c" officeooo:paragraph-rsid="0016b8ce"/>
    </style:style>
    <style:style style:name="T1" style:family="text">
      <style:text-properties officeooo:rsid="00175a2c"/>
    </style:style>
    <style:style style:name="T2" style:family="text">
      <style:text-properties officeooo:rsid="00197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cent Davis</text:p>
      <text:p text:style-name="P1">CS 202 Assignment #8</text:p>
      <text:p text:style-name="P1"/>
      <text:p text:style-name="P2">1.</text:p>
      <text:p text:style-name="P2"><text:tab/>0 <text:s text:c="2"/>2 <text:s text:c="2"/>4 <text:s/>6 <text:s/>8 <text:s/>10 <text:s/>12 <text:s/>14 16 <text:s/>18</text:p>
      <text:p text:style-name="P2"/>
      <text:p text:style-name="P2">2.<text:tab/>a</text:p>
      <text:p text:style-name="P2"><text:tab/>e</text:p>
      <text:p text:style-name="P2"><text:tab/>i</text:p>
      <text:p text:style-name="P2"><text:tab/>o</text:p>
      <text:p text:style-name="P2"><text:tab/>u</text:p>
      <text:p text:style-name="P2"/>
      <text:p text:style-name="P2">3.<text:tab/>a[1] = a <text:s text:c="2"/>b[1] = <text:s/>a</text:p>
      <text:p text:style-name="P2"><text:tab/>a[2] = a <text:s text:c="3"/>b[2] = <text:s/>a</text:p>
      <text:p text:style-name="P2"><text:tab/>a[1] = a <text:s text:c="3"/>b[1] = <text:s/>a</text:p>
      <text:p text:style-name="P2"><text:tab/>a[2] = a <text:s text:c="3"/>b[2] = <text:s/>b</text:p>
      <text:p text:style-name="P2"><text:tab/>You set variable a to equal char<text:span text:style-name="T1">acter</text:span> array. Once in <text:span text:style-name="T1">the</text:span> loop assign an element to each open <text:tab/>slot with the letter 'a'. Then make array b equal to array a. Print the results out then change <text:tab/>b[2] element to the letter <text:span text:style-name="T1">'</text:span>b<text:span text:style-name="T1">' and p</text:span>rint out the results.</text:p>
      <text:p text:style-name="P2"/>
      <text:p text:style-name="P2">???4.<text:tab/><text:span text:style-name="T2">temp can only be accessed within the class</text:span></text:p>
      <text:p text:style-name="P3"/>
      <text:p text:style-name="P3">5. <text:tab/>double[] a = {2.5, 3.5, 6.5, 7.5, 8.5 , 10.5 ,15.5, 1.5, 12.5};</text:p>
      <text:p text:style-name="P3"><text:tab/>for(double b: a)</text:p>
      <text:p text:style-name="P3"><text:tab/><text:tab/>System.out.println(b);</text:p>
      <text:p text:style-name="P3"/>
      <text:p text:style-name="P3">6.<text:tab/>invalid, because it's missing [] after data type.</text:p>
      <text:p text:style-name="P3"><text:tab/>Valid , <text:span text:style-name="T1">works but not preferred and it's instantiated.</text:span></text:p>
      <text:p text:style-name="P4"><text:tab/>Invalid, because it doesn't have new and it's invalid syntax;</text:p>
      <text:p text:style-name="P4"><text:tab/>Invalid, because it doesn't need new and it's invalid syntax.</text:p>
      <text:p text:style-name="P4"><text:tab/>Valid, It's the correct syntax and it instantiate the array object.</text:p>
      <text:p text:style-name="P4"><text:tab/>Valid, Correct syntax although not the preferred method <text:span text:style-name="T2">and it's instantiated</text:span>.</text:p>
      <text:p text:style-name="P4"><text:tab/>Invalid, because doesn't give and initial value.</text:p>
      <text:p text:style-name="P4"><text:tab/></text:p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04:49:55.295469435</meta:creation-date>
    <dc:date>2015-04-09T06:18:20.293988088</dc:date>
    <meta:editing-duration>PT5M16S</meta:editing-duration>
    <meta:editing-cycles>4</meta:editing-cycles>
    <meta:generator>LibreOffice/4.1.0.4$Linux_X86_64 LibreOffice_project/410m0$Build-4</meta:generator>
    <meta:document-statistic meta:table-count="0" meta:image-count="0" meta:object-count="0" meta:page-count="1" meta:paragraph-count="28" meta:word-count="190" meta:character-count="1006" meta:non-whitespace-character-count="792"/>
  </office:meta>
</office:document-meta>
</file>